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language="en" fo:country="US" fo:font-weight="bold" officeooo:paragraph-rsid="001a522f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1cd4a9" officeooo:paragraph-rsid="001cd4a9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normal" officeooo:rsid="001cd4a9" officeooo:paragraph-rsid="001cd4a9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aaad" fo:font-size="15pt" fo:language="en" fo:country="US" fo:font-weight="bold" officeooo:rsid="001cd4a9" officeooo:paragraph-rsid="001cd4a9" style:font-size-asian="15pt" style:font-weight-asian="bold" style:font-size-complex="15pt" style:font-weight-complex="bold"/>
    </style:style>
    <style:style style:name="T1" style:family="text">
      <style:text-properties officeooo:rsid="001a52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</text:p>
      <text:p text:style-name="P2"><text:span text:style-name="T1">MICROSERVICES</text:span></text:p>
      <text:p text:style-name="P1">===================================</text:p>
      <text:p text:style-name="P5">BENEFITS:</text:p>
      <text:p text:style-name="P4"/>
      <text:p text:style-name="P4"/>
      <text:p text:style-name="P4"/>
      <text:p text:style-name="P5">DISADVANTAGES: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4-14T08:07:00.328369931</dc:date>
    <meta:editing-duration>PT4M1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" meta:character-count="106" meta:non-whitespace-character-count="106"/>
  </office:meta>
</office:document-meta>
</file>